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monospace" officeooo:paragraph-rsid="00168872"/>
    </style:style>
    <style:style style:name="P2" style:family="paragraph" style:parent-style-name="Standard">
      <style:text-properties style:font-name="monospace" officeooo:rsid="0018870a" officeooo:paragraph-rsid="0018870a"/>
    </style:style>
    <style:style style:name="P3" style:family="paragraph" style:parent-style-name="Standard">
      <style:text-properties officeooo:paragraph-rsid="0014211d"/>
    </style:style>
    <style:style style:name="P4" style:family="paragraph" style:parent-style-name="Preformatted_20_Text">
      <style:text-properties style:font-name="monospace" officeooo:paragraph-rsid="0010d004"/>
    </style:style>
    <style:style style:name="P5" style:family="paragraph" style:parent-style-name="Quotations">
      <style:text-properties officeooo:paragraph-rsid="001b2252"/>
    </style:style>
    <style:style style:name="P6" style:family="paragraph" style:parent-style-name="Standard">
      <style:text-properties fo:color="#000000" style:font-name="monospace" fo:font-size="12pt" fo:language="es" fo:country="AR" fo:font-weight="bold" officeooo:rsid="0010d004" officeooo:paragraph-rsid="0010d004" fo:background-color="#ffffff" style:font-size-asian="12pt" style:font-weight-asian="bold" style:font-size-complex="12pt" style:font-weight-complex="bold"/>
    </style:style>
    <style:style style:name="P7" style:family="paragraph" style:parent-style-name="Standard">
      <style:text-properties fo:color="#000000" style:font-name="monospace" fo:font-size="12pt" fo:language="es" fo:country="AR" fo:font-weight="bold" officeooo:rsid="0019da7e" officeooo:paragraph-rsid="0019da7e" fo:background-color="#ffffff" style:font-size-asian="12pt" style:font-weight-asian="bold" style:font-size-complex="12pt" style:font-weight-complex="bold"/>
    </style:style>
    <style:style style:name="P8" style:family="paragraph" style:parent-style-name="Standard">
      <style:text-properties fo:color="#000000" style:font-name="monospace" fo:font-size="12pt" fo:language="es" fo:country="AR" fo:font-weight="bold" officeooo:paragraph-rsid="0010d004" fo:background-color="#ffffff" style:font-size-asian="12pt" style:font-weight-asian="bold" style:font-size-complex="12pt" style:font-weight-complex="bold"/>
    </style:style>
    <style:style style:name="P9" style:family="paragraph" style:parent-style-name="Standard">
      <style:text-properties fo:color="#000000" style:font-name="monospace" fo:font-size="12pt" fo:language="es" fo:country="AR" fo:font-weight="bold" officeooo:rsid="001233ed" officeooo:paragraph-rsid="001233ed" fo:background-color="#ffffff" style:font-size-asian="12pt" style:font-weight-asian="bold" style:font-size-complex="12pt" style:font-weight-complex="bold"/>
    </style:style>
    <style:style style:name="P10" style:family="paragraph" style:parent-style-name="Standard">
      <style:text-properties fo:color="#000000" style:font-name="monospace" fo:font-size="12pt" fo:language="es" fo:country="AR" officeooo:paragraph-rsid="0010d004" fo:background-color="#ffffff" style:font-size-asian="12pt" style:font-size-complex="12pt"/>
    </style:style>
    <style:style style:name="P11" style:family="paragraph" style:parent-style-name="Standard">
      <style:text-properties fo:color="#000000" style:font-name="monospace" fo:font-size="12pt" fo:language="es" fo:country="AR" officeooo:rsid="0010d004" officeooo:paragraph-rsid="0010d004" fo:background-color="#ffffff" style:font-size-asian="12pt" style:font-size-complex="12pt"/>
    </style:style>
    <style:style style:name="P12" style:family="paragraph" style:parent-style-name="Standard">
      <style:text-properties fo:color="#000000" style:font-name="monospace" fo:font-size="12pt" fo:language="es" fo:country="AR" officeooo:rsid="0018870a" officeooo:paragraph-rsid="0018870a" fo:background-color="#ffffff" style:font-size-asian="12pt" style:font-size-complex="12pt"/>
    </style:style>
    <style:style style:name="P13" style:family="paragraph" style:parent-style-name="Standard">
      <style:text-properties fo:color="#000000" style:font-name="monospace" fo:font-size="12pt" fo:language="es" fo:country="AR" officeooo:rsid="0019da7e" officeooo:paragraph-rsid="0019da7e" fo:background-color="#ffffff" style:font-size-asian="12pt" style:font-size-complex="12pt"/>
    </style:style>
    <style:style style:name="P14" style:family="paragraph" style:parent-style-name="Standard">
      <style:text-properties fo:color="#000000" style:font-name="monospace" fo:font-size="12pt" fo:language="es" fo:country="AR" officeooo:rsid="0019da7e" officeooo:paragraph-rsid="001b272e" fo:background-color="#ffffff" style:font-size-asian="12pt" style:font-size-complex="12pt"/>
    </style:style>
    <style:style style:name="P15" style:family="paragraph" style:parent-style-name="Standard">
      <style:text-properties fo:color="#000000" style:font-name="monospace" fo:font-size="12pt" fo:language="es" fo:country="AR" officeooo:rsid="0019da7e" officeooo:paragraph-rsid="001b2252" fo:background-color="#ffffff" style:font-size-asian="12pt" style:font-size-complex="12pt"/>
    </style:style>
    <style:style style:name="P16" style:family="paragraph" style:parent-style-name="Standard">
      <style:text-properties fo:color="#000000" style:font-name="monospace" fo:font-size="12pt" fo:language="es" fo:country="AR" officeooo:rsid="001b2252" officeooo:paragraph-rsid="001b272e" fo:background-color="#ffffff" style:font-size-asian="12pt" style:font-size-complex="12pt"/>
    </style:style>
    <style:style style:name="P17" style:family="paragraph" style:parent-style-name="Standard">
      <style:text-properties style:font-name="monospace" fo:font-size="16pt" fo:language="es" fo:country="AR" fo:font-weight="bold" officeooo:paragraph-rsid="001bdde3" style:font-size-asian="16pt" style:font-weight-asian="bold" style:font-size-complex="16pt" style:font-weight-complex="bold"/>
    </style:style>
    <style:style style:name="P18" style:family="paragraph" style:parent-style-name="Standard">
      <style:text-properties style:font-name="monospace" fo:font-size="12pt" fo:language="es" fo:country="AR" officeooo:paragraph-rsid="0010d004" style:font-size-asian="12pt" style:font-size-complex="12pt"/>
    </style:style>
    <style:style style:name="P19" style:family="paragraph" style:parent-style-name="Standard">
      <style:text-properties style:font-name="monospace" fo:font-size="12pt" fo:language="es" fo:country="AR" officeooo:paragraph-rsid="0010c077" style:font-size-asian="12pt" style:font-size-complex="12pt"/>
    </style:style>
    <style:style style:name="P20" style:family="paragraph" style:parent-style-name="Standard">
      <style:text-properties style:font-name="monospace" fo:font-size="12pt" fo:language="es" fo:country="AR" officeooo:rsid="0010d004" officeooo:paragraph-rsid="0010d004" style:font-size-asian="12pt" style:font-size-complex="12pt"/>
    </style:style>
    <style:style style:name="P21" style:family="paragraph" style:parent-style-name="Standard">
      <style:text-properties style:font-name="monospace" fo:font-size="12pt" fo:language="es" fo:country="AR" officeooo:rsid="0010c077" officeooo:paragraph-rsid="0010c077" style:font-size-asian="12pt" style:font-size-complex="12pt"/>
    </style:style>
    <style:style style:name="P22" style:family="paragraph" style:parent-style-name="Standard">
      <style:text-properties style:font-name="monospace" fo:font-size="12pt" fo:language="es" fo:country="AR" officeooo:paragraph-rsid="00168872" style:font-size-asian="12pt" style:font-size-complex="12pt"/>
    </style:style>
    <style:style style:name="P23" style:family="paragraph" style:parent-style-name="Standard">
      <style:text-properties style:font-name="monospace" fo:font-size="12pt" fo:language="es" fo:country="AR" officeooo:paragraph-rsid="001bdde3" style:font-size-asian="12pt" style:font-size-complex="12pt"/>
    </style:style>
    <style:style style:name="P24" style:family="paragraph" style:parent-style-name="Standard">
      <style:text-properties style:font-name="monospace" fo:font-size="12pt" fo:language="es" fo:country="AR" officeooo:rsid="001d2dbe" officeooo:paragraph-rsid="001d2dbe" style:font-size-asian="12pt" style:font-size-complex="12pt"/>
    </style:style>
    <style:style style:name="P25" style:family="paragraph" style:parent-style-name="Standard">
      <style:text-properties style:font-name="monospace" fo:font-size="12pt" fo:language="es" fo:country="AR" officeooo:rsid="001bdde3" officeooo:paragraph-rsid="001bdde3" style:font-size-asian="12pt" style:font-size-complex="12pt"/>
    </style:style>
    <style:style style:name="P26" style:family="paragraph" style:parent-style-name="Standard">
      <style:text-properties style:font-name="monospace" fo:font-size="12pt" fo:language="es" fo:country="AR" officeooo:rsid="0018870a" officeooo:paragraph-rsid="0018870a" style:font-size-asian="12pt" style:font-size-complex="12pt"/>
    </style:style>
    <style:style style:name="P27" style:family="paragraph" style:parent-style-name="Standard">
      <style:text-properties style:font-name="monospace" fo:font-size="12pt" fo:language="es" fo:country="AR" officeooo:rsid="0019da7e" officeooo:paragraph-rsid="0019da7e" style:font-size-asian="12pt" style:font-size-complex="12pt"/>
    </style:style>
    <style:style style:name="P28" style:family="paragraph" style:parent-style-name="Standard">
      <style:text-properties style:font-name="monospace" fo:font-size="12pt" fo:language="es" fo:country="AR" officeooo:rsid="0019da7e" officeooo:paragraph-rsid="001b2252" style:font-size-asian="12pt" style:font-size-complex="12pt"/>
    </style:style>
    <style:style style:name="P29" style:family="paragraph" style:parent-style-name="Standard">
      <style:text-properties style:font-name="monospace" fo:font-size="12pt" fo:language="es" fo:country="AR" fo:font-weight="bold" officeooo:paragraph-rsid="001bdde3" style:font-size-asian="12pt" style:font-weight-asian="bold" style:font-size-complex="12pt" style:font-weight-complex="bold"/>
    </style:style>
    <style:style style:name="P30" style:family="paragraph" style:parent-style-name="Standard">
      <style:text-properties style:font-name="monospace" fo:font-size="12pt" fo:language="es" fo:country="AR" fo:font-weight="bold" officeooo:rsid="001dd6d6" officeooo:paragraph-rsid="001dd6d6" style:font-size-asian="12pt" style:font-weight-asian="bold" style:font-size-complex="12pt" style:font-weight-complex="bold"/>
    </style:style>
    <style:style style:name="P31" style:family="paragraph" style:parent-style-name="Standard">
      <style:text-properties style:font-name="monospace" fo:font-size="12pt" fo:language="es" fo:country="AR" fo:font-weight="bold" officeooo:paragraph-rsid="001233ed" style:font-size-asian="12pt" style:font-weight-asian="bold" style:font-size-complex="12pt" style:font-weight-complex="bold"/>
    </style:style>
    <style:style style:name="P32" style:family="paragraph" style:parent-style-name="Standard">
      <style:text-properties style:font-name="monospace" fo:font-size="12pt" officeooo:paragraph-rsid="0014211d" style:font-size-asian="12pt" style:font-size-complex="12pt"/>
    </style:style>
    <style:style style:name="P33" style:family="paragraph" style:parent-style-name="Standard">
      <style:text-properties style:font-name="monospace" fo:font-size="12pt" officeooo:paragraph-rsid="0010c077" style:font-size-asian="12pt" style:font-size-complex="12pt"/>
    </style:style>
    <style:style style:name="P34" style:family="paragraph" style:parent-style-name="Standard">
      <style:text-properties fo:font-size="12pt" fo:language="es" fo:country="AR" officeooo:paragraph-rsid="00168872" style:font-size-asian="12pt" style:font-size-complex="12pt"/>
    </style:style>
    <style:style style:name="P35" style:family="paragraph" style:parent-style-name="Text_20_body" style:list-style-name="L2"/>
    <style:style style:name="P36" style:family="paragraph" style:parent-style-name="Text_20_body">
      <style:text-properties style:font-name="monospace" fo:language="es" fo:country="AR" officeooo:paragraph-rsid="001bdde3"/>
    </style:style>
    <style:style style:name="P37" style:family="paragraph" style:parent-style-name="Text_20_body">
      <style:text-properties style:font-name="monospace" fo:font-size="12pt" fo:language="es" fo:country="AR" fo:font-weight="normal" officeooo:rsid="001bdde3" officeooo:paragraph-rsid="001d8fff" style:font-size-asian="12pt" style:font-weight-asian="normal" style:font-size-complex="12pt" style:font-weight-complex="normal"/>
    </style:style>
    <style:style style:name="P38" style:family="paragraph" style:parent-style-name="Text_20_body">
      <style:text-properties officeooo:paragraph-rsid="001d8fff"/>
    </style:style>
    <style:style style:name="P39" style:family="paragraph" style:parent-style-name="Text_20_body" style:list-style-name="L7"/>
    <style:style style:name="P40" style:family="paragraph" style:parent-style-name="Text_20_body">
      <style:text-properties fo:font-size="12pt" style:font-size-asian="12pt" style:font-size-complex="12pt"/>
    </style:style>
    <style:style style:name="P41" style:family="paragraph" style:parent-style-name="Text_20_body" style:list-style-name="L8"/>
    <style:style style:name="P42" style:family="paragraph" style:parent-style-name="Text_20_body" style:list-style-name="L2">
      <style:paragraph-properties fo:margin-top="0in" fo:margin-bottom="0in" loext:contextual-spacing="false"/>
    </style:style>
    <style:style style:name="P43" style:family="paragraph" style:parent-style-name="Text_20_body" style:list-style-name="L7">
      <style:paragraph-properties fo:margin-top="0in" fo:margin-bottom="0in" loext:contextual-spacing="false"/>
    </style:style>
    <style:style style:name="P44" style:family="paragraph" style:parent-style-name="Text_20_body" style:list-style-name="L8">
      <style:paragraph-properties fo:margin-top="0in" fo:margin-bottom="0in" loext:contextual-spacing="false"/>
    </style:style>
    <style:style style:name="P45" style:family="paragraph" style:parent-style-name="Preformatted_20_Text">
      <style:text-properties style:font-name="monospace" fo:font-size="16pt" fo:language="es" fo:country="AR" fo:font-weight="bold" officeooo:rsid="001bdde3" officeooo:paragraph-rsid="001bdde3" style:font-size-asian="16pt" style:font-weight-asian="bold" style:font-size-complex="16pt" style:font-weight-complex="bold"/>
    </style:style>
    <style:style style:name="P46" style:family="paragraph" style:parent-style-name="Preformatted_20_Text">
      <style:text-properties style:font-name="monospace" fo:font-size="16pt" fo:language="es" fo:country="AR" fo:font-weight="bold" officeooo:rsid="001bdde3" officeooo:paragraph-rsid="001d2dbe" style:font-size-asian="16pt" style:font-weight-asian="bold" style:font-size-complex="16pt" style:font-weight-complex="bold"/>
    </style:style>
    <style:style style:name="P47" style:family="paragraph" style:parent-style-name="Preformatted_20_Text">
      <style:text-properties style:font-name="monospace" fo:font-size="12pt" fo:language="es" fo:country="AR" fo:font-weight="normal" officeooo:rsid="001bdde3" officeooo:paragraph-rsid="001d8fff" style:font-size-asian="12pt" style:font-weight-asian="normal" style:font-size-complex="12pt" style:font-weight-complex="normal"/>
    </style:style>
    <style:style style:name="P48" style:family="paragraph" style:parent-style-name="Preformatted_20_Text">
      <style:text-properties style:font-name="monospace" fo:font-size="12pt" fo:language="es" fo:country="AR" fo:font-weight="normal" officeooo:rsid="001bdde3" officeooo:paragraph-rsid="001dd6d6" style:font-size-asian="12pt" style:font-weight-asian="normal" style:font-size-complex="12pt" style:font-weight-complex="normal"/>
    </style:style>
    <style:style style:name="P49" style:family="paragraph" style:parent-style-name="Preformatted_20_Text">
      <style:text-properties style:font-name="monospace" fo:font-size="12pt" officeooo:paragraph-rsid="0010c077" style:font-size-asian="12pt" style:font-size-complex="12pt"/>
    </style:style>
    <style:style style:name="P50" style:family="paragraph" style:parent-style-name="Preformatted_20_Text">
      <style:text-properties officeooo:paragraph-rsid="001dd6d6"/>
    </style:style>
    <style:style style:name="P51" style:family="paragraph" style:parent-style-name="Preformatted_20_Text">
      <style:text-properties fo:font-size="12pt" style:font-size-asian="12pt" style:font-size-complex="12pt"/>
    </style:style>
    <style:style style:name="P52" style:family="paragraph" style:parent-style-name="Preformatted_20_Text">
      <style:paragraph-properties fo:margin-top="0in" fo:margin-bottom="0.1965in" loext:contextual-spacing="false"/>
    </style:style>
    <style:style style:name="P53" style:family="paragraph" style:parent-style-name="Quotations" style:list-style-name="L1"/>
    <style:style style:name="P54" style:family="paragraph" style:parent-style-name="Quotations" style:list-style-name="L1">
      <style:paragraph-properties fo:margin-left="0in" fo:margin-right="0.3937in" fo:margin-top="0in" fo:margin-bottom="0in" loext:contextual-spacing="false" fo:text-indent="0in" style:auto-text-indent="false"/>
      <style:text-properties fo:font-size="12pt" officeooo:rsid="001b2252" officeooo:paragraph-rsid="001b2252" style:font-size-asian="12pt" style:font-size-complex="12pt"/>
    </style:style>
    <style:style style:name="P55" style:family="paragraph" style:parent-style-name="Quotations" style:list-style-name="L1">
      <style:paragraph-properties fo:margin-left="0in" fo:margin-right="0.3937in" fo:margin-top="0in" fo:margin-bottom="0in" loext:contextual-spacing="false" fo:text-indent="0in" style:auto-text-indent="false"/>
      <style:text-properties fo:font-size="12pt" style:font-size-asian="12pt" style:font-size-complex="12pt"/>
    </style:style>
    <style:style style:name="P56" style:family="paragraph" style:parent-style-name="Quotations" style:list-style-name="L1">
      <style:paragraph-properties fo:margin-top="0in" fo:margin-bottom="0in" loext:contextual-spacing="false"/>
    </style:style>
    <style:style style:name="P57" style:family="paragraph" style:parent-style-name="Quotations" style:list-style-name="L1">
      <style:paragraph-properties fo:margin-top="0in" fo:margin-bottom="0in" loext:contextual-spacing="false"/>
      <style:text-properties fo:font-size="12pt" officeooo:rsid="001b2252" officeooo:paragraph-rsid="001b2252" style:font-size-asian="12pt" style:font-size-complex="12pt"/>
    </style:style>
    <style:style style:name="P58" style:family="paragraph" style:parent-style-name="Heading_20_2">
      <style:text-properties style:font-name="monospace" fo:font-size="16pt" fo:language="es" fo:country="AR" fo:font-weight="bold" officeooo:rsid="001bdde3" officeooo:paragraph-rsid="001d2dbe" style:font-size-asian="16pt" style:font-weight-asian="bold" style:font-size-complex="16pt" style:font-weight-complex="bold"/>
    </style:style>
    <style:style style:name="T1" style:family="text">
      <style:text-properties fo:color="#000000" fo:background-color="#ffffff" loext:char-shading-value="0"/>
    </style:style>
    <style:style style:name="T2" style:family="text">
      <style:text-properties fo:color="#000000" officeooo:rsid="0010c077" fo:background-color="#ffffff" loext:char-shading-value="0"/>
    </style:style>
    <style:style style:name="T3" style:family="text">
      <style:text-properties fo:color="#000000" officeooo:rsid="0010d004" fo:background-color="#ffffff" loext:char-shading-value="0"/>
    </style:style>
    <style:style style:name="T4" style:family="text">
      <style:text-properties fo:color="#000000" officeooo:rsid="001233ed" fo:background-color="#ffffff" loext:char-shading-value="0"/>
    </style:style>
    <style:style style:name="T5" style:family="text">
      <style:text-properties fo:color="#000000" officeooo:rsid="001a41e1" fo:background-color="#ffffff" loext:char-shading-value="0"/>
    </style:style>
    <style:style style:name="T6" style:family="text">
      <style:text-properties fo:color="#000000" officeooo:rsid="001b2252" fo:background-color="#ffffff" loext:char-shading-value="0"/>
    </style:style>
    <style:style style:name="T7" style:family="text">
      <style:text-properties fo:color="#000000" style:font-name="monospace" fo:font-weight="bold" officeooo:rsid="001233ed" fo:background-color="#ffffff" loext:char-shading-value="0" style:font-weight-asian="bold" style:font-weight-complex="bold"/>
    </style:style>
    <style:style style:name="T8" style:family="text">
      <style:text-properties fo:color="#000000" style:font-name="monospace" fo:language="es" fo:country="AR" fo:font-weight="bold" officeooo:rsid="001233ed" fo:background-color="#ffffff" loext:char-shading-value="0" style:font-weight-asian="bold" style:font-weight-complex="bold"/>
    </style:style>
    <style:style style:name="T9" style:family="text">
      <style:text-properties fo:color="#000000" style:font-name="monospace" fo:font-size="12pt" fo:language="es" fo:country="AR" fo:font-weight="bold" officeooo:rsid="001233ed" fo:background-color="#ffffff" loext:char-shading-value="0" style:font-size-asian="12pt" style:font-weight-asian="bold" style:font-size-complex="12pt" style:font-weight-complex="bold"/>
    </style:style>
    <style:style style:name="T10" style:family="text">
      <style:text-properties fo:color="#000000" style:font-name="monospace" fo:font-size="12pt" fo:font-weight="bold" officeooo:rsid="001233ed" fo:background-color="#ffffff" loext:char-shading-value="0" style:font-size-asian="12pt" style:font-weight-asian="bold" style:font-size-complex="12pt" style:font-weight-complex="bold"/>
    </style:style>
    <style:style style:name="T11" style:family="text">
      <style:text-properties fo:color="#000000" fo:font-weight="bold" officeooo:rsid="001233ed" fo:background-color="#ffffff" loext:char-shading-value="0" style:font-weight-asian="bold" style:font-weight-complex="bold"/>
    </style:style>
    <style:style style:name="T12" style:family="text">
      <style:text-properties fo:color="#000000" fo:font-size="12pt" fo:font-weight="bold" officeooo:rsid="001233ed" fo:background-color="#ffffff" loext:char-shading-value="0" style:font-size-asian="12pt" style:font-weight-asian="bold" style:font-size-complex="12pt" style:font-weight-complex="bold"/>
    </style:style>
    <style:style style:name="T13" style:family="text">
      <style:text-properties style:font-name="monospace"/>
    </style:style>
    <style:style style:name="T14" style:family="text">
      <style:text-properties style:font-name="monospace" officeooo:rsid="0016043f"/>
    </style:style>
    <style:style style:name="T15" style:family="text">
      <style:text-properties style:font-name="monospace" fo:language="es" fo:country="AR" officeooo:rsid="0018870a"/>
    </style:style>
    <style:style style:name="T16" style:family="text">
      <style:text-properties style:font-name="monospace" fo:language="es" fo:country="AR" fo:font-weight="normal" officeooo:rsid="001bdde3" style:font-weight-asian="normal" style:font-weight-complex="normal"/>
    </style:style>
    <style:style style:name="T17" style:family="text">
      <style:text-properties style:font-name="monospace" fo:font-size="12pt" fo:language="es" fo:country="AR" fo:font-weight="normal" officeooo:rsid="001bdde3" style:font-size-asian="12pt" style:font-weight-asian="normal" style:font-size-complex="12pt" style:font-weight-complex="normal"/>
    </style:style>
    <style:style style:name="T18" style:family="text">
      <style:text-properties style:font-name="monospace" fo:font-size="12pt" fo:language="es" fo:country="AR" officeooo:rsid="0018870a" style:font-size-asian="12pt" style:font-size-complex="12pt"/>
    </style:style>
    <style:style style:name="T19" style:family="text">
      <style:text-properties officeooo:rsid="0010c077"/>
    </style:style>
    <style:style style:name="T20" style:family="text">
      <style:text-properties officeooo:rsid="0010d004"/>
    </style:style>
    <style:style style:name="T21" style:family="text">
      <style:text-properties fo:font-weight="bold" style:font-weight-asian="bold" style:font-weight-complex="bold"/>
    </style:style>
    <style:style style:name="T22" style:family="text">
      <style:text-properties fo:font-weight="bold" officeooo:rsid="001233ed" style:font-weight-asian="bold" style:font-weight-complex="bold"/>
    </style:style>
    <style:style style:name="T23" style:family="text">
      <style:text-properties fo:font-weight="bold" officeooo:rsid="001d8fff" style:font-weight-asian="bold" style:font-weight-complex="bold"/>
    </style:style>
    <style:style style:name="T24" style:family="text">
      <style:text-properties fo:font-weight="bold" officeooo:rsid="001dd6d6" style:font-weight-asian="bold" style:font-weight-complex="bold"/>
    </style:style>
    <style:style style:name="T25" style:family="text">
      <style:text-properties fo:font-weight="bold" officeooo:rsid="0018870a" style:font-weight-asian="bold" style:font-weight-complex="bold"/>
    </style:style>
    <style:style style:name="T26" style:family="text">
      <style:text-properties officeooo:rsid="00168872"/>
    </style:style>
    <style:style style:name="T27" style:family="text">
      <style:text-properties fo:font-size="16pt" fo:font-weight="bold" officeooo:rsid="0018870a" style:font-size-asian="16pt" style:font-weight-asian="bold" style:font-size-complex="16pt" style:font-weight-complex="bold"/>
    </style:style>
    <style:style style:name="T28" style:family="text">
      <style:text-properties fo:language="es" fo:country="AR"/>
    </style:style>
    <style:style style:name="T29" style:family="text">
      <style:text-properties fo:language="es" fo:country="AR" fo:font-weight="bold" style:font-weight-asian="bold" style:font-weight-complex="bold"/>
    </style:style>
    <style:style style:name="T30" style:family="text">
      <style:text-properties fo:language="es" fo:country="AR" fo:font-weight="bold" officeooo:rsid="001dd6d6" style:font-weight-asian="bold" style:font-weight-complex="bold"/>
    </style:style>
    <style:style style:name="T31" style:family="text">
      <style:text-properties fo:language="es" fo:country="AR" fo:font-weight="normal" officeooo:rsid="001bdde3" style:font-weight-asian="normal" style:font-weight-complex="normal"/>
    </style:style>
    <style:style style:name="T32" style:family="text">
      <style:text-properties officeooo:rsid="001bdde3"/>
    </style:style>
    <style:style style:name="T33" style:family="text">
      <style:text-properties officeooo:rsid="001d2dbe"/>
    </style:style>
    <style:style style:name="T34" style:family="text">
      <style:text-properties fo:font-weight="normal" style:font-weight-asian="normal" style:font-weight-complex="normal"/>
    </style:style>
    <style:style style:name="T35" style:family="text">
      <style:text-properties fo:font-size="12pt" style:font-size-asian="12pt" style:font-size-complex="12pt"/>
    </style:style>
    <style:style style:name="T36" style:family="text">
      <style:text-properties fo:font-size="12pt" officeooo:rsid="001bdde3" style:font-size-asian="12pt" style:font-size-complex="12pt"/>
    </style:style>
    <style:style style:name="T37" style:family="text">
      <style:text-properties fo:font-size="12pt" officeooo:rsid="001d2dbe" style:font-size-asian="12pt" style:font-size-complex="12pt"/>
    </style:style>
    <style:style style:name="T38" style:family="text">
      <style:text-properties fo:font-size="12pt" officeooo:rsid="001d8fff" style:font-size-asian="12pt" style:font-size-complex="12pt"/>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fo:font-size="12pt" fo:language="es" fo:country="AR" fo:font-weight="normal" officeooo:rsid="001bdde3" style:font-size-asian="12pt" style:font-weight-asian="normal" style:font-size-complex="12pt" style:font-weight-complex="normal"/>
    </style:style>
    <style:style style:name="T41" style:family="text">
      <style:text-properties fo:font-size="12pt" fo:language="es" fo:country="AR" fo:font-weight="bold" style:font-size-asian="12pt" style:font-weight-asian="bold" style:font-size-complex="12pt" style:font-weight-complex="bold"/>
    </style:style>
    <style:style style:name="T42" style:family="text">
      <style:text-properties fo:font-size="12pt" fo:language="es" fo:country="AR" fo:font-weight="bold" officeooo:rsid="001dd6d6" style:font-size-asian="12pt" style:font-weight-asian="bold" style:font-size-complex="12pt" style:font-weight-complex="bold"/>
    </style:style>
    <style:style style:name="T43" style:family="text">
      <style:text-properties fo:font-size="12pt" fo:language="es" fo:country="AR" style:font-size-asian="12pt" style:font-size-complex="12pt"/>
    </style:style>
    <style:style style:name="T44" style:family="text">
      <style:text-properties fo:font-size="12pt" fo:font-weight="bold" officeooo:rsid="001dd6d6" style:font-size-asian="12pt" style:font-weight-asian="bold" style:font-size-complex="12pt" style:font-weight-complex="bold"/>
    </style:style>
    <style:style style:name="T45" style:family="text">
      <style:text-properties officeooo:rsid="001d8ff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ntorno de trabajo</text:p>
      <text:p text:style-name="P18"><text:span text:style-name="T1">mkdir </text:span><text:span text:style-name="T2">taller</text:span><text:line-break/>cd <text:span text:style-name="T19">taller</text:span>/ <text:line-break/>ls <text:line-break/>mkdir virtualenv <text:line-break/>cd virtualenv/ <text:line-break/>virtualenv env</text:p>
      <text:p text:style-name="P19"><text:span text:style-name="T1">source env/bin/activate</text:span><text:line-break/><text:span text:style-name="T19">cd ..</text:span></text:p>
      <text:p text:style-name="P20">#Proyecto</text:p>
      <text:p text:style-name="P21">pip install mezzanine</text:p>
      <text:p text:style-name="P19"><text:span text:style-name="T1">mkdir proyectos </text:span><text:line-break/>cd proyectos/ <text:line-break/>mezzanine-project myblog <text:line-break/>cd myblog/ </text:p>
      <text:p text:style-name="P10">python manage.py createdb </text:p>
      <text:p text:style-name="P11"/>
      <text:p text:style-name="P18"><text:span text:style-name="T3">#Correr el servidor</text:span><text:line-break/>python manage.py runserver <text:s text:c="2"/></text:p>
      <text:p text:style-name="P18"><text:span text:style-name="T20">ifconfig </text:span><text:line-break/>python manage.py runserver 10.100.40.201:8000</text:p>
      <text:p text:style-name="P18"/>
      <text:p text:style-name="P20">#Ingles/español</text:p>
      <text:p text:style-name="P34"><text:span text:style-name="T14">pip install django-modeltranslation</text:span><text:span text:style-name="T13"><text:line-break/></text:span>env<text:span text:style-name="T26">3</text:span>/bin/pip freeze &gt; requirements.txt</text:p>
      <text:p text:style-name="P22"/>
      <text:p text:style-name="P22"/>
      <text:p text:style-name="P1"><text:span text:style-name="T43">git clone </text:span><text:a xlink:type="simple" xlink:href="https://github.com/Faguilar-V/Taller_mezzanine_1.git" text:style-name="Internet_20_link" text:visited-style-name="Visited_20_Internet_20_Link"><text:span text:style-name="T35">https://github.com/Faguilar-V/Taller_mezzanine_1.git</text:span></text:a></text:p>
      <text:p text:style-name="P22"/>
      <text:p text:style-name="P23"><text:span text:style-name="T1">cp mysite/settings.py ../flisol/flisol/setting</text:span><text:line-break/>s.py <text:line-break/> </text:p>
      <text:p text:style-name="P17"><text:span text:style-name="T36">#Extendiento tu proyecto</text:span></text:p>
      <text:h text:style-name="P58" text:outline-level="2"><text:bookmark text:name="objetos"/><text:span text:style-name="Source_20_Text"><text:span text:style-name="T35">Objetos</text:span></text:span></text:h>
      <text:p text:style-name="Text_20_body"><text:span text:style-name="T35">Hay un con</text:span><text:span text:style-name="T37">­</text:span><text:span text:style-name="T35">cepto en el mundo de la programación llamado </text:span><text:span text:style-name="Source_20_Text"><text:span text:style-name="T35">programación orientada a objetos</text:span></text:span><text:span text:style-name="T35">. La idea es que en lugar de escribir todo como una aburrida secuencia de instrucciones de programación podemos modelar cosas y definir cómo interactúan con las demás.</text:span></text:p>
      <text:p text:style-name="P40">Entonces ¿Qué es un objeto? Es un conjunto de propiedades y acciones. Suena raro, pero te daremos un ejemplo.</text:p>
      <text:p text:style-name="Text_20_body"><text:span text:style-name="T35">Si queremos modelar un gato crearemos un objeto </text:span><text:span text:style-name="Source_20_Text"><text:span text:style-name="T35">Gato</text:span></text:span><text:span text:style-name="T35"> que tiene algunas propiedades, como son por ejemplo</text:span><text:span text:style-name="Source_20_Text"><text:span text:style-name="T35">color</text:span></text:span><text:span text:style-name="T35">, </text:span><text:span text:style-name="Source_20_Text"><text:span text:style-name="T35">edad</text:span></text:span><text:span text:style-name="T35">, </text:span><text:span text:style-name="Source_20_Text"><text:span text:style-name="T35">estado de ánimo</text:span></text:span><text:span text:style-name="T35"> (es decir, bueno, malo, sueño ;)), </text:span><text:span text:style-name="Source_20_Text"><text:span text:style-name="T35">dueño</text:span></text:span><text:span text:style-name="T35"> (que es un objeto </text:span><text:span text:style-name="Source_20_Text"><text:span text:style-name="T35">Persona</text:span></text:span><text:span text:style-name="T35"> o, tal vez, en el caso de que el gato sea callejero, esta propiedad estará vacía).</text:span></text:p>
      <text:p text:style-name="Text_20_body"><text:soft-page-break/><text:span text:style-name="T35">Y luego el </text:span><text:span text:style-name="Source_20_Text"><text:span text:style-name="T35">Gato</text:span></text:span><text:span text:style-name="T35"> tiene algunas acciones: </text:span><text:span text:style-name="Source_20_Text"><text:span text:style-name="T35">ronronear</text:span></text:span><text:span text:style-name="T35">, </text:span><text:span text:style-name="Source_20_Text"><text:span text:style-name="T35">rasguñar</text:span></text:span><text:span text:style-name="T35"> o </text:span><text:span text:style-name="Source_20_Text"><text:span text:style-name="T35">alimentarse</text:span></text:span><text:span text:style-name="T35"> (en la cual daremos al gato algunos </text:span><text:span text:style-name="Source_20_Text"><text:span text:style-name="T35">ComidaDeGato</text:span></text:span><text:span text:style-name="T35">, que podría ser un objeto independiente con propiedades, como por ejemplo, </text:span><text:span text:style-name="Source_20_Text"><text:span text:style-name="T35">sabor</text:span></text:span><text:span text:style-name="T35">).</text:span></text:p>
      <text:p text:style-name="Preformatted_20_Text"><text:span text:style-name="Source_20_Text"><text:span text:style-name="T35">Gato</text:span></text:span></text:p>
      <text:p text:style-name="Preformatted_20_Text"><text:span text:style-name="Source_20_Text"><text:span text:style-name="T35">---------</text:span></text:span></text:p>
      <text:p text:style-name="Preformatted_20_Text"><text:span text:style-name="Source_20_Text"><text:span text:style-name="T35">color </text:span></text:span></text:p>
      <text:p text:style-name="Preformatted_20_Text"><text:span text:style-name="Source_20_Text"><text:span text:style-name="T35">edad </text:span></text:span></text:p>
      <text:p text:style-name="Preformatted_20_Text"><text:span text:style-name="Source_20_Text"><text:span text:style-name="T35">humor </text:span></text:span></text:p>
      <text:p text:style-name="Preformatted_20_Text"><text:span text:style-name="Source_20_Text"><text:span text:style-name="T35">dueño </text:span></text:span></text:p>
      <text:p text:style-name="Preformatted_20_Text"><text:span text:style-name="Source_20_Text"><text:span text:style-name="T35">ronronear() </text:span></text:span></text:p>
      <text:p text:style-name="Preformatted_20_Text"><text:span text:style-name="Source_20_Text"><text:span text:style-name="T35">rasguñar() </text:span></text:span></text:p>
      <text:p text:style-name="Preformatted_20_Text"><text:span text:style-name="Source_20_Text"><text:span text:style-name="T35">alimentarse(comida_de_gato) </text:span></text:span></text:p>
      <text:p text:style-name="P51"/>
      <text:p text:style-name="Preformatted_20_Text"><text:span text:style-name="Source_20_Text"><text:span text:style-name="T35">ComidaDeGato</text:span></text:span></text:p>
      <text:p text:style-name="Preformatted_20_Text"><text:span text:style-name="Source_20_Text"><text:span text:style-name="T35">----------</text:span></text:span></text:p>
      <text:p text:style-name="P52"><text:span text:style-name="Source_20_Text"><text:span text:style-name="T35">sabor</text:span></text:span></text:p>
      <text:p text:style-name="Text_20_body"><text:span text:style-name="T35">Básicamente se trata de describir cosas reales en el código con propiedades (llamadas </text:span><text:span text:style-name="Source_20_Text"><text:span text:style-name="T35">propiedades del objeto</text:span></text:span><text:span text:style-name="T35">) y las acciones (llamadas </text:span><text:span text:style-name="Source_20_Text"><text:span text:style-name="T35">métodos</text:span></text:span><text:span text:style-name="T35">).</text:span></text:p>
      <text:p text:style-name="P40">Y ahora, ¿cómo modelamos los posts en el blog? Queremos construir un blog, ¿no?</text:p>
      <text:p text:style-name="P40">Tenemos primero que responder algunas preguntas: ¿Qué es un post de un blog? ¿Qué características debe tener?</text:p>
      <text:p text:style-name="P40">Bueno, seguro que nuestros posts necesitan un texto con su contenido y un título, ¿cierto? También sería bueno saber quién lo escribió, así que necesitamos un autor. Por último, queremos saber cuándo el post fue creado y publicado.</text:p>
      <text:p text:style-name="Preformatted_20_Text"><text:span text:style-name="Source_20_Text"><text:span text:style-name="T35">Post</text:span></text:span></text:p>
      <text:p text:style-name="Preformatted_20_Text"><text:span text:style-name="Source_20_Text"><text:span text:style-name="T35">--------</text:span></text:span></text:p>
      <text:p text:style-name="Preformatted_20_Text"><text:span text:style-name="Source_20_Text"><text:span text:style-name="T35">title</text:span></text:span></text:p>
      <text:p text:style-name="Preformatted_20_Text"><text:span text:style-name="Source_20_Text"><text:span text:style-name="T35">text</text:span></text:span></text:p>
      <text:p text:style-name="Preformatted_20_Text"><text:span text:style-name="Source_20_Text"><text:span text:style-name="T35">author</text:span></text:span></text:p>
      <text:p text:style-name="Preformatted_20_Text"><text:span text:style-name="Source_20_Text"><text:span text:style-name="T35">created_date</text:span></text:span></text:p>
      <text:p text:style-name="P52"><text:span text:style-name="Source_20_Text"><text:span text:style-name="T35">published_date</text:span></text:span></text:p>
      <text:p text:style-name="Text_20_body"><text:span text:style-name="T35">¿Qué tipo de cosas podría hacerse con una entrada del blog? Sería bueno tener algún </text:span><text:span text:style-name="Source_20_Text"><text:span text:style-name="T35">método</text:span></text:span><text:span text:style-name="T35"> que publique la entrada, ¿no?</text:span></text:p>
      <text:p text:style-name="Text_20_body"><text:span text:style-name="T35">Así que vamos a necesitar el método </text:span><text:span text:style-name="Source_20_Text"><text:span text:style-name="T35">publicar</text:span></text:span><text:span text:style-name="T35">.</text:span></text:p>
      <text:p text:style-name="P46"><text:span text:style-name="Source_20_Text"><text:span text:style-name="T35"/></text:span></text:p>
      <text:p text:style-name="P46"><text:span text:style-name="Source_20_Text"><text:span text:style-name="T38">$</text:span></text:span><text:span text:style-name="Source_20_Text"><text:span text:style-name="T35">python manage.py startapp blog</text:span></text:span></text:p>
      <text:p text:style-name="P46"><text:span text:style-name="Source_20_Text"><text:span text:style-name="T35"/></text:span></text:p>
      <text:p text:style-name="P38"><text:span text:style-name="Source_20_Text"><text:span text:style-name="T40">class</text:span></text:span><text:span text:style-name="T17"> es una palabra clave que indica que estamos definiendo un objeto. </text:span></text:p>
      <text:p text:style-name="P38"><text:soft-page-break/><text:span text:style-name="Source_20_Text"><text:span text:style-name="T39">Post</text:span></text:span><text:span text:style-name="T39"> es el nombre de nuestro modelo. Podemos darle un nombre diferente (pero debemos evitar espacios en blanco y caracteres especiales). Una clase siempre comienza con su primera letra en mayúscula. </text:span></text:p>
      <text:p text:style-name="P38"><text:span text:style-name="Source_20_Text"><text:span text:style-name="T39">models.Model</text:span></text:span><text:span text:style-name="T39"> significa que Post es un modelo de Django, así Django sabe que debe guardarlo en la base de datos. </text:span></text:p>
      <text:p text:style-name="P37">Ahora definimos las propiedades que hablábamos: <text:span text:style-name="Source_20_Text">title</text:span>, <text:span text:style-name="Source_20_Text">text</text:span>, <text:span text:style-name="Source_20_Text">created_date</text:span>, <text:span text:style-name="Source_20_Text">published_date</text:span> y <text:span text:style-name="Source_20_Text">author</text:span>. Para hacer eso tenemos que definir un tipo de campo (¿es texto? ¿un número? ¿una fecha? ¿una relación con otro objeto - es decir, un usuario?).</text:p>
      <text:list xml:id="list973595863238781153" text:style-name="L7">
        <text:list-item>
          <text:p text:style-name="P43"><text:span text:style-name="Source_20_Text"><text:span text:style-name="T35">models.CharField</text:span></text:span><text:span text:style-name="T35"> - así es como defines un texto con un número limitado de caracteres. </text:span></text:p>
        </text:list-item>
        <text:list-item>
          <text:p text:style-name="P43"><text:span text:style-name="Source_20_Text"><text:span text:style-name="T35">models.TextField</text:span></text:span><text:span text:style-name="T35"> - esto es para textos largos sin un límite. Será ideal para el contenido de un post, ¿verdad? </text:span></text:p>
        </text:list-item>
        <text:list-item>
          <text:p text:style-name="P43"><text:span text:style-name="Source_20_Text"><text:span text:style-name="T35">models.DateTimeField</text:span></text:span><text:span text:style-name="T35"> - esto es fecha y hora. </text:span></text:p>
        </text:list-item>
        <text:list-item>
          <text:p text:style-name="P39"><text:span text:style-name="Source_20_Text"><text:span text:style-name="T35">modelos.ForeignKey</text:span></text:span><text:span text:style-name="T35"> - este es un vínculo con otro modelo. </text:span></text:p>
        </text:list-item>
      </text:list>
      <text:p text:style-name="Text_20_body"><text:span text:style-name="T35">No vamos a explicar cada pedacito de código, ya que nos tomaría demasiado tiempo. Debes echar un vistazo a la documentación de Django si quieres saber más sobre los campos de los Modelos y cómo definir cosas diferentes a las descritas anteriormente (</text:span><text:a xlink:type="simple" xlink:href="https://docs.djangoproject.com/en/1.8/ref/models/fields/#field-types" office:target-frame-name="_blank" xlink:show="new" text:style-name="Internet_20_link" text:visited-style-name="Visited_20_Internet_20_Link"><text:span text:style-name="T35">https://docs.djangoproject.com/en/1.8/ref/models/fields/#field-types</text:span></text:a><text:span text:style-name="T35">).</text:span></text:p>
      <text:p text:style-name="Text_20_body"><text:span text:style-name="T35">¿Y qué sobre </text:span><text:span text:style-name="Source_20_Text"><text:span text:style-name="T35">def publish(self):</text:span></text:span><text:span text:style-name="T35">? Es exactamente nuestro método </text:span><text:span text:style-name="Source_20_Text"><text:span text:style-name="T35">publish</text:span></text:span><text:span text:style-name="T35"> que mencionamos anteriormente. </text:span><text:span text:style-name="Source_20_Text"><text:span text:style-name="T35">def</text:span></text:span><text:span text:style-name="T35"> significa que se trata de una función o método. </text:span><text:span text:style-name="Source_20_Text"><text:span text:style-name="T35">publish</text:span></text:span><text:span text:style-name="T35"> es el nombre del método. Puedes cambiarlo, si quieres. La regla es que usamos minúsculas y guiones bajos en lugar de espacios (es decir, si quieres tener un método que calcule el precio medio, este podría llamarse </text:span><text:span text:style-name="Source_20_Text"><text:span text:style-name="T35">calculate_average_price</text:span></text:span><text:span text:style-name="T35">).</text:span></text:p>
      <text:p text:style-name="Text_20_body"><text:span text:style-name="T35">Los métodos muy a menudo </text:span><text:span text:style-name="Source_20_Text"><text:span text:style-name="T35">devuelven</text:span></text:span><text:span text:style-name="T35"> algo. Hay un ejemplo de esto en el método </text:span><text:span text:style-name="Source_20_Text"><text:span text:style-name="T35">__str__</text:span></text:span><text:span text:style-name="T35">. En este escenario, cuando llamamos a </text:span><text:span text:style-name="Source_20_Text"><text:span text:style-name="T35">__str__()</text:span></text:span><text:span text:style-name="T35"> obtendremos un texto (</text:span><text:span text:style-name="Strong_20_Emphasis"><text:span text:style-name="T35">string</text:span></text:span><text:span text:style-name="T35">) con un título de Post.</text:span></text:p>
      <text:p text:style-name="P37"/>
      <text:p text:style-name="P47"><text:span text:style-name="Source_20_Text"><text:span text:style-name="T23">$</text:span></text:span><text:span text:style-name="Source_20_Text"><text:span text:style-name="T21">python manage.py makemigrations blog</text:span></text:span></text:p>
      <text:p text:style-name="P50"><text:span text:style-name="Source_20_Text"><text:span text:style-name="T42">$</text:span></text:span><text:span text:style-name="Source_20_Text"><text:span text:style-name="T44"> python manage.py migrate blog</text:span></text:span></text:p>
      <text:p text:style-name="P48"><text:span text:style-name="Source_20_Text"><text:span text:style-name="T44"/></text:span></text:p>
      <text:p text:style-name="P48"><text:span text:style-name="Source_20_Text"><text:span text:style-name="T44"/></text:span></text:p>
      <text:p text:style-name="P37"/>
      <text:p text:style-name="P24">Object Relational Model(ORM)</text:p>
      <text:p text:style-name="P24"/>
      <text:p text:style-name="P24"/>
      <text:p text:style-name="P25">$python manage.py sqlmigrate myapp0001</text:p>
      <text:p text:style-name="P23"/>
      <text:p text:style-name="P23"/>
      <text:p text:style-name="P29"/>
      <text:p text:style-name="P30"><text:soft-page-break/>URLS.py</text:p>
      <text:p text:style-name="P36"><text:span text:style-name="T35">¿Te preguntas cómo Django coincide las direcciones URL con las vistas? Bueno, esta parte es difícil. Django utiliza </text:span><text:span text:style-name="Source_20_Text"><text:span text:style-name="T35">regex</text:span></text:span><text:span text:style-name="T35"> -- expresiones regulares. Regex tiene muchas (¡un montón!) de normas que forman un patrón de búsqueda. Dado que las expresiones regulares son un tema avanzado, no entraremos en detalles sobre su funcionamiento.</text:span></text:p>
      <text:p text:style-name="P40">Si te interesa entender cómo creamos esos patrones, aquí hay un ejemplo del proceso - solamente necesitaremos un subconjunto de reglas limitado para expresar el patrón que estamos buscando:</text:p>
      <text:p text:style-name="Preformatted_20_Text"><text:span text:style-name="Source_20_Text"><text:span text:style-name="T35">^ denota el principio del texto</text:span></text:span></text:p>
      <text:p text:style-name="Preformatted_20_Text"><text:span text:style-name="Source_20_Text"><text:span text:style-name="T35">$ denota el final del texto</text:span></text:span></text:p>
      <text:p text:style-name="Preformatted_20_Text"><text:span text:style-name="Source_20_Text"><text:span text:style-name="T35">\d representa un dígito</text:span></text:span></text:p>
      <text:p text:style-name="Preformatted_20_Text"><text:span text:style-name="Source_20_Text"><text:span text:style-name="T35">+ indica que el ítem anterior debería ser repetido por lo menos una vez</text:span></text:span></text:p>
      <text:p text:style-name="P52"><text:span text:style-name="Source_20_Text"><text:span text:style-name="T35">() para encerrar una parte del patrón</text:span></text:span></text:p>
      <text:p text:style-name="P40">Cualquier otra cosa en la definición del URL será tomada literalmente</text:p>
      <text:p text:style-name="P23"/>
      <text:p text:style-name="P23"/>
      <text:p text:style-name="P23"/>
      <text:p text:style-name="Text_20_body"><text:span text:style-name="T35">Ahora imagina que tienes un sitio web con una dirección como esta: </text:span><text:span text:style-name="Source_20_Text"><text:span text:style-name="T35">http://www.mysite.com/post/12345/</text:span></text:span><text:span text:style-name="T35">, donde </text:span><text:span text:style-name="Source_20_Text"><text:span text:style-name="T35">12345</text:span></text:span><text:span text:style-name="T35"> es el número de post.</text:span></text:p>
      <text:p text:style-name="Text_20_body"><text:span text:style-name="T35">Escribir vistas separadas para todos los números de post sería realmente molesto. Con las expresiones regulares podemos crear un patrón que coincidirá la URL y extraerá el número para nosotras: </text:span><text:span text:style-name="Source_20_Text"><text:span text:style-name="T35">^post/(\d+)/$</text:span></text:span><text:span text:style-name="T35">. Analicemos esta expresión parte por parte para entender qué es lo que estamos haciendo aquí:</text:span></text:p>
      <text:list xml:id="list162969099815770946" text:style-name="L8">
        <text:list-item>
          <text:p text:style-name="P44"><text:span text:style-name="Strong_20_Emphasis"><text:span text:style-name="T35">^post/</text:span></text:span><text:span text:style-name="T35"> le está diciendo a Django que tome cualquier cosa que tenga </text:span><text:span text:style-name="Source_20_Text"><text:span text:style-name="T35">post/</text:span></text:span><text:span text:style-name="T35"> al principio del URL (justo antes de </text:span><text:span text:style-name="Source_20_Text"><text:span text:style-name="T35">^</text:span></text:span><text:span text:style-name="T35">) </text:span></text:p>
        </text:list-item>
        <text:list-item>
          <text:p text:style-name="P44"><text:span text:style-name="Strong_20_Emphasis"><text:span text:style-name="T35">(\d+)</text:span></text:span><text:span text:style-name="T35"> significa que habrá un número (de uno o más dígitos) y que queremos que ese número sea capturado y extraído </text:span></text:p>
        </text:list-item>
        <text:list-item>
          <text:p text:style-name="P44"><text:span text:style-name="Strong_20_Emphasis"><text:span text:style-name="T35">/</text:span></text:span><text:span text:style-name="T35"> le dice a Django que otro caracter </text:span><text:span text:style-name="Source_20_Text"><text:span text:style-name="T35">/</text:span></text:span><text:span text:style-name="T35"> debería venir a continuación </text:span></text:p>
        </text:list-item>
        <text:list-item>
          <text:p text:style-name="P41"><text:span text:style-name="Strong_20_Emphasis"><text:span text:style-name="T35">$</text:span></text:span><text:span text:style-name="T35"> indica el final del URL, lo que significa que sólo cadenas finalizando con </text:span><text:span text:style-name="Source_20_Text"><text:span text:style-name="T35">/</text:span></text:span><text:span text:style-name="T35"> coincidirán con este patrón </text:span></text:p>
        </text:list-item>
      </text:list>
      <text:p text:style-name="P23"><text:line-break/><text:span text:style-name="T25">#Configurar HTML</text:span></text:p>
      <text:p text:style-name="P2"><text:a xlink:type="simple" xlink:href="https://startbootstrap.com/" text:style-name="Internet_20_link" text:visited-style-name="Visited_20_Internet_20_Link"><text:span text:style-name="T43">https://startbootstrap.com/</text:span></text:a></text:p>
      <text:p text:style-name="P26"/>
      <text:p text:style-name="P26">mkdir static templates</text:p>
      <text:p text:style-name="P26">cd static</text:p>
      <text:p text:style-name="P12">mkdir css js img</text:p>
      <text:p text:style-name="P12">cd ..</text:p>
      <text:p text:style-name="P12"><text:soft-page-break/>cd tenplates</text:p>
      <text:p text:style-name="P12">mkdir includes</text:p>
      <text:p text:style-name="P12">cd ..</text:p>
      <text:p text:style-name="P12">python manage.py collectstatic</text:p>
      <text:p text:style-name="P12">python manage.py collecttemplates</text:p>
      <text:p text:style-name="P12"/>
      <text:p text:style-name="P13">index.html</text:p>
      <text:p text:style-name="P13">base.html</text:p>
      <text:p text:style-name="P7">#Tienda Online</text:p>
      <text:p text:style-name="P27"><text:span text:style-name="T1">pip install cartridge </text:span><text:span text:style-name="T5">south</text:span></text:p>
      <text:p text:style-name="P14">mezzanine-project -a cartridge project_name<text:line-break/>rm -r ex <text:line-break/>python manage.py createdb --noinput <text:line-break/>python manage.py runserver<text:line-break/><text:line-break/></text:p>
      <text:p text:style-name="P16">#En desarrollo</text:p>
      <text:p text:style-name="P15"/>
      <text:p text:style-name="P15"/>
      <text:p text:style-name="P15"/>
      <text:p text:style-name="P28"><text:span text:style-name="T1"><text:tab/></text:span><text:span text:style-name="T6">#Servidor Web</text:span></text:p>
      <text:p text:style-name="P5"><text:span text:style-name="T18"><text:tab/></text:span><text:a xlink:type="simple" xlink:href="http://nginx.org/" text:style-name="Internet_20_link" text:visited-style-name="Visited_20_Internet_20_Link"><text:span text:style-name="T35">NGINX</text:span></text:a><text:span text:style-name="T18"> - public facing web server,</text:span></text:p>
      <text:p text:style-name="P5"><text:span text:style-name="T35"><text:tab/></text:span><text:a xlink:type="simple" xlink:href="http://gunicorn.org/" text:style-name="Internet_20_link" text:visited-style-name="Visited_20_Internet_20_Link"><text:span text:style-name="T35">gunicorn</text:span></text:a><text:span text:style-name="T35"> - internal HTTP application server </text:span></text:p>
      <text:list xml:id="list7530649575952154789" text:style-name="L1">
        <text:list-header>
          <text:p text:style-name="P54">#Base de datos</text:p>
        </text:list-header>
        <text:list-item>
          <text:p text:style-name="P56"><text:a xlink:type="simple" xlink:href="http://postgresql.org/" text:style-name="Internet_20_link" text:visited-style-name="Visited_20_Internet_20_Link"><text:span text:style-name="T35">PostgreSQL</text:span></text:a><text:span text:style-name="T35"> - database server </text:span></text:p>
        </text:list-item>
        <text:list-item>
          <text:p text:style-name="P57">Mysql</text:p>
          <text:p text:style-name="P54"/>
        </text:list-item>
        <text:list-item>
          <text:p text:style-name="P56"><text:a xlink:type="simple" xlink:href="http://memcached.org/" text:style-name="Internet_20_link" text:visited-style-name="Visited_20_Internet_20_Link"><text:span text:style-name="T35">memcached</text:span></text:a><text:span text:style-name="T35"> - in-memory caching server </text:span></text:p>
        </text:list-item>
        <text:list-item>
          <text:p text:style-name="P56"><text:a xlink:type="simple" xlink:href="http://supervisord.org/" text:style-name="Internet_20_link" text:visited-style-name="Visited_20_Internet_20_Link"><text:span text:style-name="T35">supervisord</text:span></text:a><text:span text:style-name="T35"> - process control and monitor </text:span></text:p>
          <text:p text:style-name="P55"/>
          <text:p text:style-name="P54">#Aislador de control de versiones</text:p>
        </text:list-item>
        <text:list-item>
          <text:p text:style-name="P56"><text:a xlink:type="simple" xlink:href="https://pypi.python.org/pypi/virtualenv" text:style-name="Internet_20_link" text:visited-style-name="Visited_20_Internet_20_Link"><text:span text:style-name="T35">virtualenv</text:span></text:a><text:span text:style-name="T35"> - isolated Python environments for each project </text:span></text:p>
          <text:p text:style-name="P54">#Control de sistemas</text:p>
        </text:list-item>
        <text:list-item>
          <text:p text:style-name="P53"><text:a xlink:type="simple" xlink:href="http://git-scm.com/" text:style-name="Internet_20_link" text:visited-style-name="Visited_20_Internet_20_Link"><text:span text:style-name="T35">git</text:span></text:a><text:span text:style-name="T35"> or </text:span><text:a xlink:type="simple" xlink:href="http://mercurial.selenic.com/" text:style-name="Internet_20_link" text:visited-style-name="Visited_20_Internet_20_Link"><text:span text:style-name="T35">mercurial</text:span></text:a><text:span text:style-name="T35"> - version control systems (optional) </text:span></text:p>
        </text:list-item>
      </text:list>
      <text:p text:style-name="P26"><text:line-break/><text:line-break/></text:p>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text:line-break/><text:span text:style-name="T22"> mysql</text:span></text:p>
      <text:p text:style-name="P4"><text:span text:style-name="Source_20_Text"><text:span text:style-name="T41">pip install PyMySQL</text:span></text:span></text:p>
      <text:p text:style-name="P8"/>
      <text:p text:style-name="P31"><text:span text:style-name="T1"><text:tab/>mysql -u root -p </text:span><text:span text:style-name="T4">enes</text:span></text:p>
      <text:p text:style-name="P9"><text:tab/>create database mysitedb;</text:p>
      <text:p text:style-name="P3"><text:span text:style-name="T9"><text:tab/>grant all privileges on mysitedb.* to alumnos identified by 'linux';</text:span><text:span text:style-name="T10"><text:line-break/></text:span><text:span text:style-name="Source_20_Text"><text:span text:style-name="T12">systemctl status mysql.service</text:span></text:span></text:p>
      <text:p text:style-name="P32"><text:line-break/><text:line-break/></text:p>
      <text:p text:style-name="P33"/>
      <text:p text:style-name="P49"/>
      <text:p text:style-name="P33"><text:line-break/><text:line-break/></text:p>
      <text:p text:style-name="P33"/>
      <text:p text:style-name="P3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14:44:49.901618737</meta:creation-date>
    <dc:date>2018-04-23T04:53:53.341436353</dc:date>
    <meta:editing-duration>PT20M31S</meta:editing-duration>
    <meta:editing-cycles>3</meta:editing-cycles>
    <meta:generator>LibreOffice/5.1.6.2$Linux_X86_64 LibreOffice_project/10m0$Build-2</meta:generator>
    <meta:document-statistic meta:table-count="0" meta:image-count="0" meta:object-count="0" meta:page-count="6" meta:paragraph-count="115" meta:word-count="1069" meta:character-count="6926" meta:non-whitespace-character-count="5925"/>
  </office:meta>
</office:document-meta>
</file>